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Standard">
      <style:text-properties officeooo:rsid="001b8242" officeooo:paragraph-rsid="001b8242"/>
    </style:style>
    <style:style style:name="P2" style:family="paragraph" style:parent-style-name="Standard">
      <style:text-properties officeooo:rsid="001b8242" officeooo:paragraph-rsid="001f87f1"/>
    </style:style>
    <style:style style:name="P3" style:family="paragraph" style:parent-style-name="Standard">
      <style:text-properties officeooo:rsid="001f87f1" officeooo:paragraph-rsid="001f87f1"/>
    </style:style>
    <style:style style:name="P4" style:family="paragraph" style:parent-style-name="Standard">
      <style:text-properties officeooo:rsid="0020300b" officeooo:paragraph-rsid="0020300b"/>
    </style:style>
    <style:style style:name="P5" style:family="paragraph" style:parent-style-name="Standard">
      <style:text-properties officeooo:rsid="002110bd" officeooo:paragraph-rsid="002110bd"/>
    </style:style>
    <style:style style:name="P6" style:family="paragraph" style:parent-style-name="Standard">
      <style:text-properties officeooo:rsid="002110bd" officeooo:paragraph-rsid="002349f4"/>
    </style:style>
    <style:style style:name="P7" style:family="paragraph" style:parent-style-name="Standard">
      <style:text-properties officeooo:rsid="0022314f" officeooo:paragraph-rsid="0022314f"/>
    </style:style>
    <style:style style:name="P8" style:family="paragraph" style:parent-style-name="Standard">
      <style:text-properties officeooo:rsid="002349f4" officeooo:paragraph-rsid="002349f4"/>
    </style:style>
    <style:style style:name="P9" style:family="paragraph" style:parent-style-name="Standard">
      <style:text-properties officeooo:rsid="002349f4" officeooo:paragraph-rsid="00258927"/>
    </style:style>
    <style:style style:name="P10" style:family="paragraph" style:parent-style-name="Standard">
      <style:text-properties officeooo:rsid="0026aa79" officeooo:paragraph-rsid="0026aa79"/>
    </style:style>
    <style:style style:name="P11" style:family="paragraph" style:parent-style-name="Text_20_body">
      <style:text-properties officeooo:rsid="0028e442" officeooo:paragraph-rsid="0028e442"/>
    </style:style>
    <style:style style:name="P12" style:family="paragraph" style:parent-style-name="Standard">
      <style:text-properties officeooo:rsid="0022314f" officeooo:paragraph-rsid="0022314f"/>
    </style:style>
    <style:style style:name="P13" style:family="paragraph" style:parent-style-name="Standard">
      <style:text-properties officeooo:rsid="0028e442" officeooo:paragraph-rsid="0028e442"/>
    </style:style>
    <style:style style:name="T1" style:family="text">
      <style:text-properties officeooo:rsid="001dbd42"/>
    </style:style>
    <style:style style:name="T2" style:family="text">
      <style:text-properties officeooo:rsid="001f87f1"/>
    </style:style>
    <style:style style:name="T3" style:family="text">
      <style:text-properties officeooo:rsid="002110bd"/>
    </style:style>
    <style:style style:name="T4" style:family="text">
      <style:text-properties officeooo:rsid="0022314f"/>
    </style:style>
    <style:style style:name="T5" style:family="text">
      <style:text-properties officeooo:rsid="002349f4"/>
    </style:style>
    <style:style style:name="T6" style:family="text">
      <style:text-properties officeooo:rsid="00258927"/>
    </style:style>
    <style:style style:name="T7" style:family="text">
      <style:text-properties style:text-position="super 58%" officeooo:rsid="00258927"/>
    </style:style>
    <style:style style:name="T8" style:family="text">
      <style:text-properties officeooo:rsid="0026aa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lts:</text:p>
      <text:p text:style-name="P1"/>
      <text:p text:style-name="P2">The results <text:span text:style-name="T1">from this work </text:span><text:s/>are summarized in table <text:span text:style-name="T1">1</text:span>. <text:span text:style-name="T1">The listing order in table 1 corresponds also to the workflow we had for this work where the first step was to compare the R3B Standard Clustering with a generic agglomerative clustering model incorporating the time-of-hit information into the clustering pro</text:span>cess. <text:span text:style-name="T1">For both eventwise performance (TP) and clusterwise performance (WR) it overperforms the R3B Standard Clustering. However, when looking at the FN metrics it is worse than the standard algorithm. This was the motivation to implement the Edge Detection Neural Network, first as standalone clustering model, then as support for the agglomerative model (“Agglo + Edge”), which outperforms the <text:s/>R3B Standard Clustering </text:span><text:span text:style-name="T2">in all performance metrics with an overall correct reconstruction rate of 81.3% . Compared to the 60.6% from R3B Standard Clustering this is a remarkable performance.</text:span></text:p>
      <text:p text:style-name="P3">Moreover, to emphasize the power of models based on neural networks a plain <text:s/><text:span text:style-name="T1">Edge Detection Neural Network </text:span>and in combination with preclustering with <text:s/><text:span text:style-name="T1">R3B Standard Clustering </text:span>(“R3B + Edge”), both models whithout use of <text:s/><text:span text:style-name="T1">time-of-hit information </text:span>(as the <text:s/><text:span text:style-name="T1">R3B Standard Clustering</text:span>) was applied. Both models overperform the <text:s/><text:span text:style-name="T1">R3B Standard Clustering.</text:span></text:p>
      <text:p text:style-name="P2"/>
      <text:p text:style-name="P1"/>
      <text:p text:style-name="P1"/>
      <text:p text:style-name="P1"/>
      <text:p text:style-name="P4">Revisioned:<text:line-break/></text:p>
      <text:p text:style-name="Text_20_body">The results of this study are summarized in Table~\ref{tab:results}, where the ordering of the clustering models reflects the methodological workflow followed during the investigation. The initial comparison was conducted between the baseline \textit{R3B Standard Clustering} algorithm and a generic \textit{Agglomerative Clustering} model that incorporates time-of-hit information.</text:p>
      <text:p text:style-name="Text_20_body">The agglomerative model shows improved performance over the R3B baseline in terms of both event-level true positives (TP) and cluster-level weighted recall (WR). However, it exhibits inferior performance with respect to the false negative (FN) rate, indicating a tendency to miss relevant hits during reconstruction. This limitation motivated the development of an Edge Detection Neural Network, initially evaluated as a standalone clustering algorithm and subsequently integrated into the agglomerative framework, yielding the combined model denoted as \textit{Agglo + Edge}.</text:p>
      <text:p text:style-name="Text_20_body">The \textit{Agglo + Edge} model demonstrates superior performance across all evaluated metrics, achieving an overall correct reconstruction rate of 81.3%, significantly outperforming the R3B Standard Clustering algorithm, which reaches 60.6%.</text:p>
      <text:p text:style-name="Text_20_body">To further explore the capabilities of neural network-based clustering approaches, two additional models were evaluated: a standalone \textit{Edge Detection Neural Network} and a hybrid approach combining R3B Standard Clustering with edge-based postprocessing (\textit{R3B + Edge}). Notably, both of these models operate without incorporating time-of-hit information, similar to the R3B baseline. Nonetheless, both outperform the R3B Standard Clustering in all reported metrics, underscoring the potential of edge-based neural network models for improving cluster reconstruction in high-granularity detector systems.</text:p>
      <text:p text:style-name="P4"/>
      <text:p text:style-name="P1"/>
      <text:p text:style-name="P1"/>
      <text:p text:style-name="P1"/>
      <text:p text:style-name="P1"/>
      <text:p text:style-name="P1"><text:soft-page-break/></text:p>
      <text:p text:style-name="P1">Summary and <text:span text:style-name="T3">Discussion</text:span></text:p>
      <text:p text:style-name="P1"/>
      <text:p text:style-name="P5">From results in subsection→ clear enahncement of models with impelemtation of nn tools. </text:p>
      <text:p text:style-name="P5"/>
      <text:p text:style-name="P5">Point out that Egde no time &amp; R3b edge could be used straight away and perform better</text:p>
      <text:p text:style-name="P5"/>
      <text:p text:style-name="P5">Introducing an additional dimension, time, <text:s/>makes big difference in better reco. As available → use it!</text:p>
      <text:p text:style-name="P5"/>
      <text:p text:style-name="P5">Overall this work should be also a motivation for other experimental groups to use ML tools to use its power , especially when looking at highly segmented detectors</text:p>
      <text:p text:style-name="P5"/>
      <text:p text:style-name="P5"/>
      <text:p text:style-name="P5">However models are limited concerning the time complexity of these algorithms. BRING SOME ORDERING STUFF</text:p>
      <text:p text:style-name="P5"/>
      <text:p text:style-name="P5">As outlook→ optimize the model in relation to time complexity and go towards transformer models, which take snapshot of full event and not hit-pair relations.</text:p>
      <text:p text:style-name="P5"/>
      <text:p text:style-name="P5"/>
      <text:p text:style-name="P5"/>
      <text:p text:style-name="P7">From the results of the performance investigation of cluster-reconstruction models presented in the previous section it is evident that higher level machine learning tools such as Edge Detection Neural Networks can strongly improve cluster recognition avoiding distortions in measurements and moreover be more sensitive low statistics reactions.</text:p>
      <text:p text:style-name="P7">It should be pointed out, that also for the “Egde-no time” and the “R3B+Edge”, <text:span text:style-name="T5">which do not incorporate time-of-hit information as the R3B Standard Clustering, they perform better than it. </text:span></text:p>
      <text:p text:style-name="P8">From the presented results it has been shown that using the dimention of <text:s text:c="2"/>time-of-hit information has a large impact on the performance of cluster recognition. As this observable is available, this work should encourage to use the time-of-hit information.</text:p>
      <text:p text:style-name="P6">Overall this work should be also a motivation for other experimental groups to use <text:span text:style-name="T5">sophisticated machine learning</text:span> tools to use its power , especially when looking at highly segmented detectors.</text:p>
      <text:p text:style-name="P9">However, it should be mentioned, from the perspective of time complexity <text:span text:style-name="T6">both R3B Standard Clustering and Agglomerative Clustering have a time complexity of O(N^2). The <text:s/></text:span><text:span text:style-name="T4">Edge Detection </text:span><text:span text:style-name="T6">NN, which was presented in this work as standalone clustering method or as supplementary method (“R3B+Edge”, “Agglo+Edge”) <text:s/>next to the hit-pairwise comparisons (O(N^2)) requires large matrix multiplications (e.g. for the 2</text:span><text:span text:style-name="T7">nd</text:span><text:span text:style-name="T6"> hidden layer with 10³ input features and 10² output features) which determine the computing time, since the number of hits n is in the order of 10¹ . This has as consequence that the here presented Edge Detection NN are not suited for online analysis where time complexity is critical </text:span><text:span text:style-name="T8">and should be herefore employed for precise off-line analysis instead.</text:span></text:p>
      <text:p text:style-name="P10">As outlook the here presented <text:s/><text:span text:style-name="T6">Edge Detection NN </text:span>model should be optimized with regard to the time complexity to may be competitive to the low level clustering algorithms. </text:p>
      <text:p text:style-name="P10">From the cluster-reconstruction performance side <text:s/>it could be worth to analyze the performance of the high-level <text:s/>transformer-models as they take a full-event snapshot (while the <text:s/><text:span text:style-name="T6">Edge Detection NN </text:span>model only analyzes pairs of hits) and from this extract hidden features which again enhance the correct cluster reconstruction.</text:p>
      <text:p text:style-name="P9"/>
      <text:p text:style-name="P7"/>
      <text:p text:style-name="P7"/>
      <text:p text:style-name="P7"/>
      <text:p text:style-name="P7"/>
      <text:p text:style-name="P13"><text:soft-page-break/>Revisioned Discussion and Outlook</text:p>
      <text:p text:style-name="P13"/>
      <text:p text:style-name="P11">The results presented in the previous section clearly demonstrate that advanced machine learning methods, such as the Edge Detection Neural Network, can significantly improve the accuracy of cluster reconstruction. These models not only help to minimize distortions in the measurement process but also show increased sensitivity to low-statistics reactions—an important advantage in experiments aiming to detect rare or subtle phenomena.</text:p>
      <text:p text:style-name="Text_20_body">It is important to highlight that even the models <text:span text:style-name="Emphasis">Edge Clustering (no time)</text:span> and <text:span text:style-name="Emphasis">R3B + Edge</text:span>, which do not use time-of-hit information (similar to the R3B Standard Clustering), outperform the standard method across all evaluated performance metrics. This indicates that the structural learning capabilities of neural network-based models are generally more effective than traditional algorithms, even without access to temporal data.</text:p>
      <text:p text:style-name="Text_20_body">The results also emphasize the significant impact that including time-of-hit information has on clustering performance. Given that this observable is usually available in highly segmented detector systems, the findings of this study strongly encourage its integration into clustering pipelines wherever possible.</text:p>
      <text:p text:style-name="Text_20_body">More broadly, this work aims to motivate the wider use of modern machine learning techniques by experimental collaborations, particularly in experiments involving high-granularity detectors. Such methods provide substantial improvements in reconstruction quality and can support more accurate analysis of complex events.</text:p>
      <text:p text:style-name="Text_20_body">That said, computational complexity remains a key consideration. Both R3B Standard Clustering and Agglomerative Clustering have a time complexity of O(N²), where N is the number of hits per event. The Edge Detection Neural Network—used either as a standalone clustering method or as a supplementary tool in <text:span text:style-name="Emphasis">R3B + Edge</text:span> or <text:span text:style-name="Emphasis">Agglo + Edge</text:span>—adds further computational demands. In particular, it requires large matrix multiplications (e.g., in hidden layers with 1,000 input and 100 output features), which dominate the total computation time. For events with a typical number of hits on the order of 10, this is still manageable; however, it makes the method unsuitable for online analysis, where real-time performance is essential. Instead, the method is best suited for precise offline reconstruction.</text:p>
      <text:p text:style-name="Text_20_body">Looking ahead, optimizing the Edge Detection Neural Network with respect to time and memory efficiency is an important next step in making it competitive with faster, lower-level clustering algorithms. Additionally, exploring transformer-based models represents a promising future direction. Unlike pairwise models, transformers can process entire event topologies as a whole and may be capable of extracting hidden global features that further enhance clustering performance.</text:p>
      <text:p text:style-name="P13"/>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4T15:50:46.727510800</meta:creation-date>
    <dc:date>2025-04-15T14:29:35.848338700</dc:date>
    <meta:editing-duration>PT32M26S</meta:editing-duration>
    <meta:editing-cycles>7</meta:editing-cycles>
    <meta:generator>LibreOffice/7.3.7.2$Linux_X86_64 LibreOffice_project/30$Build-2</meta:generator>
    <meta:document-statistic meta:table-count="0" meta:image-count="0" meta:object-count="0" meta:page-count="3" meta:paragraph-count="29" meta:word-count="1280" meta:character-count="8855" meta:non-whitespace-character-count="7592"/>
  </office:meta>
</office:document-meta>
</file>